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554cm"/>
    </style:style>
    <style:style style:name="co8" style:family="table-column">
      <style:table-column-properties fo:break-before="auto" style:column-width="0.388cm"/>
    </style:style>
    <style:style style:name="co9" style:family="table-column">
      <style:table-column-properties fo:break-before="auto" style:column-width="3.967cm"/>
    </style:style>
    <style:style style:name="co10" style:family="table-column">
      <style:table-column-properties fo:break-before="auto" style:column-width="0.415cm"/>
    </style:style>
    <style:style style:name="co11" style:family="table-column">
      <style:table-column-properties fo:break-before="auto" style:column-width="1.74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3"/>
    <style:style style:name="ce6" style:family="table-cell" style:parent-style-name="Default" style:data-style-name="N11"/>
    <style:style style:name="ce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ff"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ff" fo:border="0.002cm solid #000000"/>
    </style:style>
    <style:style style:name="ce1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ccccff" fo:border="0.002cm solid #000000"/>
    </style:style>
    <style:style style:name="ce14" style:family="table-cell" style:parent-style-name="Default" style:data-style-name="N4"/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ffffcc" fo:border="0.002cm solid #000000"/>
    </style:style>
    <style:style style:name="ce19" style:family="table-cell" style:parent-style-name="Default">
      <style:table-cell-properties fo:background-color="#ccffff"/>
    </style:style>
    <style:style style:name="ce20" style:family="table-cell" style:parent-style-name="Default">
      <style:table-cell-properties fo:background-color="#ccff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ffff" fo:border="0.002cm solid #000000"/>
    </style:style>
    <style:style style:name="ce22" style:family="table-cell" style:parent-style-name="Default" style:data-style-name="N103">
      <style:table-cell-properties fo:background-color="#ccffff" fo:border="0.002cm solid #000000"/>
    </style:style>
    <style:style style:name="ce23" style:family="table-cell" style:parent-style-name="Default" style:data-style-name="N103">
      <style:table-cell-properties fo:background-color="#ccffff" fo:border="0.002cm solid #000000"/>
      <style:text-properties fo:language="es" fo:country="ES" fo:font-weight="normal" style:font-name-asian="Arial" style:language-asian="es" style:country-asian="ES" style:font-weight-asian="normal" style:font-name-complex="Arial" style:font-size-complex="5.65000009536743pt" style:language-complex="ar" style:country-complex="SA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Gràfic_Ofimat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6"/>
        <table:table-column table:style-name="co5" table:default-cell-style-name="ce6"/>
        <table:table-row table:style-name="ro1">
          <table:table-cell table:style-name="ce1" office:value-type="string" table:number-columns-spanned="6" table:number-rows-spanned="1">
            <text:p>OFIMAT, S.A.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table:number-columns-spanned="6" table:number-rows-spanned="1">
            <text:p>Vendes 1r trimestre</text:p>
          </table:table-cell>
          <table:covered-table-cell table:number-columns-repeated="5" table:style-name="Default"/>
        </table:table-row>
        <table:table-row table:style-name="ro3">
          <table:table-cell/>
          <table:table-cell table:style-name="ce4" office:value-type="string" table:number-columns-spanned="3" table:number-rows-spanned="1">
            <text:p>Vendes</text:p>
          </table:table-cell>
          <table:covered-table-cell table:number-columns-repeated="2" table:style-name="ce4"/>
          <table:table-cell table:style-name="ce4" office:value-type="string" table:number-columns-spanned="2" table:number-rows-spanned="1">
            <text:p>Vendes %</text:p>
          </table:table-cell>
          <table:covered-table-cell table:style-name="ce4"/>
        </table:table-row>
        <table:table-row table:style-name="ro3">
          <table:table-cell table:style-name="ce3" office:value-type="string">
            <text:p>Delegacions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</table:table-row>
        <table:table-row table:style-name="ro3">
          <table:table-cell office:value-type="string">
            <text:p>Barcelona ciutat</text:p>
          </table:table-cell>
          <table:table-cell office:value-type="currency" office:currency="EUR" office:value="17731">
            <text:p>17.731,00 €</text:p>
          </table:table-cell>
          <table:table-cell office:value-type="currency" office:currency="EUR" office:value="37531">
            <text:p>37.531,00 €</text:p>
          </table:table-cell>
          <table:table-cell table:formula="of:=[.B5]+[.C5]" office:value-type="currency" office:currency="EUR" office:value="55262">
            <text:p>55.262,00 €</text:p>
          </table:table-cell>
          <table:table-cell table:formula="of:=[.B5]/[.D5]" office:value-type="percentage" office:value="0.320853389309109">
            <text:p>32,09%</text:p>
          </table:table-cell>
          <table:table-cell table:formula="of:=[.C5]/[.D5]" office:value-type="percentage" office:value="0.679146610690891">
            <text:p>67,91%</text:p>
          </table:table-cell>
        </table:table-row>
        <table:table-row table:style-name="ro3">
          <table:table-cell office:value-type="string">
            <text:p>Barcelona comarques</text:p>
          </table:table-cell>
          <table:table-cell office:value-type="currency" office:currency="EUR" office:value="40990">
            <text:p>40.990,00 €</text:p>
          </table:table-cell>
          <table:table-cell office:value-type="currency" office:currency="EUR" office:value="31339">
            <text:p>31.339,00 €</text:p>
          </table:table-cell>
          <table:table-cell table:formula="of:=[.B6]+[.C6]" office:value-type="currency" office:currency="EUR" office:value="72329">
            <text:p>72.329,00 €</text:p>
          </table:table-cell>
          <table:table-cell table:formula="of:=[.B6]/[.D6]" office:value-type="percentage" office:value="0.566715978376585">
            <text:p>56,67%</text:p>
          </table:table-cell>
          <table:table-cell table:formula="of:=[.C6]/[.D6]" office:value-type="percentage" office:value="0.433284021623415">
            <text:p>43,33%</text:p>
          </table:table-cell>
        </table:table-row>
        <table:table-row table:style-name="ro3">
          <table:table-cell office:value-type="string">
            <text:p>Vallès Occidental</text:p>
          </table:table-cell>
          <table:table-cell office:value-type="currency" office:currency="EUR" office:value="18572">
            <text:p>18.572,00 €</text:p>
          </table:table-cell>
          <table:table-cell office:value-type="currency" office:currency="EUR" office:value="14170">
            <text:p>14.170,00 €</text:p>
          </table:table-cell>
          <table:table-cell table:formula="of:=[.B7]+[.C7]" office:value-type="currency" office:currency="EUR" office:value="32742">
            <text:p>32.742,00 €</text:p>
          </table:table-cell>
          <table:table-cell table:formula="of:=[.B7]/[.D7]" office:value-type="percentage" office:value="0.56722252764034">
            <text:p>56,72%</text:p>
          </table:table-cell>
          <table:table-cell table:formula="of:=[.C7]/[.D7]" office:value-type="percentage" office:value="0.43277747235966">
            <text:p>43,28%</text:p>
          </table:table-cell>
        </table:table-row>
        <table:table-row table:style-name="ro3">
          <table:table-cell office:value-type="string">
            <text:p>Lleida</text:p>
          </table:table-cell>
          <table:table-cell office:value-type="currency" office:currency="EUR" office:value="9660">
            <text:p>9.660,00 €</text:p>
          </table:table-cell>
          <table:table-cell office:value-type="currency" office:currency="EUR" office:value="4608">
            <text:p>4.608,00 €</text:p>
          </table:table-cell>
          <table:table-cell table:formula="of:=[.B8]+[.C8]" office:value-type="currency" office:currency="EUR" office:value="14268">
            <text:p>14.268,00 €</text:p>
          </table:table-cell>
          <table:table-cell table:formula="of:=[.B8]/[.D8]" office:value-type="percentage" office:value="0.67703952901598">
            <text:p>67,70%</text:p>
          </table:table-cell>
          <table:table-cell table:formula="of:=[.C8]/[.D8]" office:value-type="percentage" office:value="0.32296047098402">
            <text:p>32,30%</text:p>
          </table:table-cell>
        </table:table-row>
        <table:table-row table:style-name="ro3">
          <table:table-cell office:value-type="string">
            <text:p>Girona</text:p>
          </table:table-cell>
          <table:table-cell office:value-type="currency" office:currency="EUR" office:value="16527">
            <text:p>16.527,00 €</text:p>
          </table:table-cell>
          <table:table-cell office:value-type="currency" office:currency="EUR" office:value="7307">
            <text:p>7.307,00 €</text:p>
          </table:table-cell>
          <table:table-cell table:formula="of:=[.B9]+[.C9]" office:value-type="currency" office:currency="EUR" office:value="23834">
            <text:p>23.834,00 €</text:p>
          </table:table-cell>
          <table:table-cell table:formula="of:=[.B9]/[.D9]" office:value-type="percentage" office:value="0.69342116304439">
            <text:p>69,34%</text:p>
          </table:table-cell>
          <table:table-cell table:formula="of:=[.C9]/[.D9]" office:value-type="percentage" office:value="0.30657883695561">
            <text:p>30,66%</text:p>
          </table:table-cell>
        </table:table-row>
        <table:table-row table:style-name="ro3">
          <table:table-cell office:value-type="string">
            <text:p>Tarragona</text:p>
          </table:table-cell>
          <table:table-cell office:value-type="currency" office:currency="EUR" office:value="18926">
            <text:p>18.926,00 €</text:p>
          </table:table-cell>
          <table:table-cell office:value-type="currency" office:currency="EUR" office:value="8152">
            <text:p>8.152,00 €</text:p>
          </table:table-cell>
          <table:table-cell table:formula="of:=[.B10]+[.C10]" office:value-type="currency" office:currency="EUR" office:value="27078">
            <text:p>27.078,00 €</text:p>
          </table:table-cell>
          <table:table-cell table:formula="of:=[.B10]/[.D10]" office:value-type="percentage" office:value="0.698943792008272">
            <text:p>69,89%</text:p>
          </table:table-cell>
          <table:table-cell table:formula="of:=[.C10]/[.D10]" office:value-type="percentage" office:value="0.301056207991728">
            <text:p>30,11%</text:p>
          </table:table-cell>
        </table:table-row>
        <table:table-row table:style-name="ro3">
          <table:table-cell/>
          <table:table-cell table:style-name="Default" table:number-columns-repeated="5"/>
        </table:table-row>
        <table:table-row table:style-name="ro3">
          <table:table-cell table:style-name="ce3" office:value-type="string">
            <text:p>Totals</text:p>
          </table:table-cell>
          <table:table-cell table:style-name="Default" table:formula="of:=SUM([.B5:.B11])" office:value-type="currency" office:currency="EUR" office:value="122406">
            <text:p>122.406,00 €</text:p>
          </table:table-cell>
          <table:table-cell table:style-name="Default" table:formula="of:=SUM([.C5:.C11])" office:value-type="currency" office:currency="EUR" office:value="103107">
            <text:p>103.107,00 €</text:p>
          </table:table-cell>
          <table:table-cell table:style-name="Default" table:formula="of:=SUM([.D5:.D11])" office:value-type="currency" office:currency="EUR" office:value="225513">
            <text:p>225.513,00 €</text:p>
          </table:table-cell>
          <table:table-cell table:formula="of:=[.B12]/[.D12]" office:value-type="percentage" office:value="0.542789107501563">
            <text:p>54,28%</text:p>
          </table:table-cell>
          <table:table-cell table:formula="of:=[.C12]/[.D12]" office:value-type="percentage" office:value="0.457210892498437">
            <text:p>45,72%</text:p>
          </table:table-cell>
        </table:table-row>
        <table:table-row table:style-name="ro3">
          <table:table-cell>
            <draw:frame table:end-cell-address="Gràfic_Ofimat.C27" table:end-x="1.928cm" table:end-y="0.093cm" draw:z-index="1" draw:style-name="gr1" svg:width="7.778cm" svg:height="6.024cm" svg:x="1.226cm" svg:y="0.392cm">
              <draw:object draw:notify-on-update-of-ranges="Gràfic_Ofimat.A5:Gràfic_Ofimat.A10 Gràfic_Ofimat.F4:Gràfic_Ofimat.F4 Gràfic_Ofimat.F5:Gràfic_Ofimat.F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style-name="Default">
            <draw:frame table:end-cell-address="Gràfic_Ofimat.F27" table:end-x="1.53cm" table:end-y="0.146cm" draw:z-index="0" draw:style-name="gr1" svg:width="7.415cm" svg:height="6.11cm" svg:x="2.71cm" svg:y="0.359cm">
              <draw:object draw:notify-on-update-of-ranges="Gràfic_Ofimat.A5:Gràfic_Ofimat.A10 Gràfic_Ofimat.E4:Gràfic_Ofimat.E4 Gràfic_Ofimat.E5:Gràfic_Ofimat.E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</table:table-row>
      </table:table>
      <table:table table:name="Població_ocupada" table:style-name="ta1" table:print="false">
        <table:table-column table:style-name="co7" table:default-cell-style-name="Default"/>
        <table:table-column table:style-name="co6" table:number-columns-repeated="8" table:default-cell-style-name="Default"/>
        <table:table-row table:style-name="ro4">
          <table:table-cell table:number-columns-repeated="8"/>
          <table:table-cell>
            <draw:frame table:end-cell-address="Població_ocupada.N14" table:end-x="0.509cm" table:end-y="0.349cm" draw:z-index="0" draw:style-name="gr1" svg:width="10.315cm" svg:height="5.844cm" svg:x="1.485cm" svg:y="0.186cm">
              <draw:object draw:notify-on-update-of-ranges="Població_ocupada.B5:Població_ocupada.B8 Població_ocupada.G5:Població_ocupada.G5 Població_ocupada.G5:Població_ocupada.G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/>
          <table:table-cell table:style-name="ce7" office:value-type="string" table:number-columns-spanned="7" table:number-rows-spanned="1">
            <text:p>Població ocupada per sectors i províncies</text:p>
          </table:table-cell>
          <table:covered-table-cell table:number-columns-repeated="6" table:style-name="ce10"/>
          <table:table-cell/>
        </table:table-row>
        <table:table-row table:style-name="ro3">
          <table:table-cell/>
          <table:table-cell table:style-name="ce8" office:value-type="string">
            <text:p>(en milers)</text:p>
          </table:table-cell>
          <table:table-cell table:style-name="ce11" office:value-type="string" table:number-columns-spanned="5" table:number-rows-spanned="1">
            <text:p>Catalunya</text:p>
          </table:table-cell>
          <table:covered-table-cell table:number-columns-repeated="4" table:style-name="ce10"/>
          <table:table-cell table:style-name="ce12" office:value-type="string">
            <text:p>Espanya</text:p>
          </table:table-cell>
          <table:table-cell/>
        </table:table-row>
        <table:table-row table:style-name="ro3">
          <table:table-cell/>
          <table:table-cell table:style-name="ce8" office:value-type="string">
            <text:p>Sectors</text:p>
          </table:table-cell>
          <table:table-cell table:style-name="ce12" office:value-type="string">
            <text:p>Barcelona</text:p>
          </table:table-cell>
          <table:table-cell table:style-name="ce12" office:value-type="string">
            <text:p>Girona</text:p>
          </table:table-cell>
          <table:table-cell table:style-name="ce12" office:value-type="string">
            <text:p>Lleida</text:p>
          </table:table-cell>
          <table:table-cell table:style-name="ce12" office:value-type="string">
            <text:p>Tarragona</text:p>
          </table:table-cell>
          <table:table-cell table:number-columns-repeated="2" table:style-name="ce12" office:value-type="string">
            <text:p>Total</text:p>
          </table:table-cell>
          <table:table-cell/>
        </table:table-row>
        <table:table-row table:style-name="ro3">
          <table:table-cell/>
          <table:table-cell table:style-name="ce8" office:value-type="string">
            <text:p>Agricultura</text:p>
          </table:table-cell>
          <table:table-cell table:style-name="ce13" office:value-type="float" office:value="28.68">
            <text:p>28,68</text:p>
          </table:table-cell>
          <table:table-cell table:style-name="ce13" office:value-type="float" office:value="12.35">
            <text:p>12,35</text:p>
          </table:table-cell>
          <table:table-cell table:style-name="ce13" office:value-type="float" office:value="19.28">
            <text:p>19,28</text:p>
          </table:table-cell>
          <table:table-cell table:style-name="ce13" office:value-type="float" office:value="16.04">
            <text:p>16,04</text:p>
          </table:table-cell>
          <table:table-cell table:style-name="ce13" table:formula="of:=SUM([.C5:.F5])" office:value-type="float" office:value="76.35">
            <text:p>76,35</text:p>
          </table:table-cell>
          <table:table-cell table:style-name="ce13" office:value-type="float" office:value="925.5">
            <text:p>925,50</text:p>
          </table:table-cell>
          <table:table-cell/>
        </table:table-row>
        <table:table-row table:style-name="ro3">
          <table:table-cell/>
          <table:table-cell table:style-name="ce8" office:value-type="string">
            <text:p>Indústria</text:p>
          </table:table-cell>
          <table:table-cell table:style-name="ce13" office:value-type="float" office:value="593.93">
            <text:p>593,93</text:p>
          </table:table-cell>
          <table:table-cell table:style-name="ce13" office:value-type="float" office:value="71.85">
            <text:p>71,85</text:p>
          </table:table-cell>
          <table:table-cell table:style-name="ce13" office:value-type="float" office:value="28.35">
            <text:p>28,35</text:p>
          </table:table-cell>
          <table:table-cell table:style-name="ce13" office:value-type="float" office:value="68.33">
            <text:p>68,33</text:p>
          </table:table-cell>
          <table:table-cell table:style-name="ce13" table:formula="of:=SUM([.C6:.F6])" office:value-type="float" office:value="762.46">
            <text:p>762,46</text:p>
          </table:table-cell>
          <table:table-cell table:style-name="ce13" office:value-type="float" office:value="3261.8">
            <text:p>3.261,80</text:p>
          </table:table-cell>
          <table:table-cell/>
        </table:table-row>
        <table:table-row table:style-name="ro3">
          <table:table-cell/>
          <table:table-cell table:style-name="ce8" office:value-type="string">
            <text:p>Construcció</text:p>
          </table:table-cell>
          <table:table-cell table:style-name="ce13" office:value-type="float" office:value="272.15">
            <text:p>272,15</text:p>
          </table:table-cell>
          <table:table-cell table:style-name="ce13" office:value-type="float" office:value="59.03">
            <text:p>59,03</text:p>
          </table:table-cell>
          <table:table-cell table:style-name="ce13" office:value-type="float" office:value="34.03">
            <text:p>34,03</text:p>
          </table:table-cell>
          <table:table-cell table:style-name="ce13" office:value-type="float" office:value="74.03">
            <text:p>74,03</text:p>
          </table:table-cell>
          <table:table-cell table:style-name="ce13" table:formula="of:=SUM([.C7:.F7])" office:value-type="float" office:value="439.24">
            <text:p>439,24</text:p>
          </table:table-cell>
          <table:table-cell table:style-name="ce13" office:value-type="float" office:value="2697.4">
            <text:p>2.697,40</text:p>
          </table:table-cell>
          <table:table-cell/>
        </table:table-row>
        <table:table-row table:style-name="ro3">
          <table:table-cell/>
          <table:table-cell table:style-name="ce8" office:value-type="string">
            <text:p>Serveis</text:p>
          </table:table-cell>
          <table:table-cell table:style-name="ce13" office:value-type="float" office:value="1699.03">
            <text:p>1.699,03</text:p>
          </table:table-cell>
          <table:table-cell table:style-name="ce13" office:value-type="float" office:value="208.68">
            <text:p>208,68</text:p>
          </table:table-cell>
          <table:table-cell table:style-name="ce13" office:value-type="float" office:value="115.63">
            <text:p>115,63</text:p>
          </table:table-cell>
          <table:table-cell table:style-name="ce13" office:value-type="float" office:value="208.68">
            <text:p>208,68</text:p>
          </table:table-cell>
          <table:table-cell table:style-name="ce13" table:formula="of:=SUM([.C8:.F8])" office:value-type="float" office:value="2232.02">
            <text:p>2.232,02</text:p>
          </table:table-cell>
          <table:table-cell table:style-name="ce13" office:value-type="float" office:value="13471.3">
            <text:p>13.471,30</text:p>
          </table:table-cell>
          <table:table-cell/>
        </table:table-row>
        <table:table-row table:style-name="ro3">
          <table:table-cell/>
          <table:table-cell table:style-name="ce9"/>
          <table:table-cell table:style-name="ce14" table:number-columns-repeated="6"/>
          <table:table-cell/>
        </table:table-row>
        <table:table-row table:style-name="ro3">
          <table:table-cell/>
          <table:table-cell table:style-name="ce8" office:value-type="string">
            <text:p>Totals</text:p>
          </table:table-cell>
          <table:table-cell table:style-name="ce13" table:formula="of:=SUM([.C5:.C8])" office:value-type="float" office:value="2593.79">
            <text:p>2.593,79</text:p>
          </table:table-cell>
          <table:table-cell table:style-name="ce13" table:formula="of:=SUM([.D5:.D8])" office:value-type="float" office:value="351.91">
            <text:p>351,91</text:p>
          </table:table-cell>
          <table:table-cell table:style-name="ce13" table:formula="of:=SUM([.E5:.E8])" office:value-type="float" office:value="197.29">
            <text:p>197,29</text:p>
          </table:table-cell>
          <table:table-cell table:style-name="ce13" table:formula="of:=SUM([.F5:.F8])" office:value-type="float" office:value="367.08">
            <text:p>367,08</text:p>
          </table:table-cell>
          <table:table-cell table:style-name="ce13" table:formula="of:=SUM([.G5:.G8])" office:value-type="float" office:value="3510.07">
            <text:p>3.510,07</text:p>
          </table:table-cell>
          <table:table-cell table:style-name="ce13" table:formula="of:=SUM([.H5:.H8])" office:value-type="float" office:value="20356">
            <text:p>20.356,0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/>
          <table:table-cell>
            <draw:frame table:end-cell-address="Població_ocupada.G35" table:end-x="0.869cm" table:end-y="0.192cm" draw:z-index="2" draw:style-name="gr1" svg:width="11.959cm" svg:height="10.467cm" svg:x="0.201cm" svg:y="0.112cm">
              <draw:object draw:notify-on-update-of-ranges="Població_ocupada.B5:Població_ocupada.B8 Població_ocupada.C4:Població_ocupada.C4 Població_ocupada.C5:Població_ocupada.C8 Població_ocupada.D4:Població_ocupada.D4 Població_ocupada.D5:Població_ocupada.D8 Població_ocupada.E4:Població_ocupada.E4 Població_ocupada.E5:Població_ocupada.E8 Població_ocupada.F4:Població_ocupada.F4 Població_ocupada.F5:Població_ocupada.F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6"/>
          <table:table-cell>
            <draw:frame table:end-cell-address="Població_ocupada.M38" table:end-x="0.09cm" table:end-y="0.402cm" draw:z-index="1" draw:style-name="gr1" svg:width="11.959cm" svg:height="10.467cm" svg:x="1.68cm" svg:y="0.323cm">
              <draw:object draw:notify-on-update-of-ranges="Població_ocupada.B5:Població_ocupada.B8 Població_ocupada.C4:Població_ocupada.C4 Població_ocupada.C5:Població_ocupada.C8 Població_ocupada.D4:Població_ocupada.D4 Població_ocupada.D5:Població_ocupada.D8 Població_ocupada.E4:Població_ocupada.E4 Població_ocupada.E5:Població_ocupada.E8 Població_ocupada.F4:Població_ocupada.F4 Població_ocupada.F5:Població_ocupada.F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3" table:number-rows-repeated="21">
          <table:table-cell table:number-columns-repeated="9"/>
        </table:table-row>
        <table:table-row table:style-name="ro3">
          <table:table-cell/>
          <table:table-cell>
            <draw:frame table:end-cell-address="Població_ocupada.G60" table:end-x="0.983cm" table:end-y="0.323cm" draw:z-index="3" draw:style-name="gr1" svg:width="11.959cm" svg:height="10.467cm" svg:x="0.315cm" svg:y="0.244cm">
              <draw:object draw:notify-on-update-of-ranges="Població_ocupada.C4:Població_ocupada.F4 Població_ocupada.B5:Població_ocupada.B5 Població_ocupada.C5:Població_ocupada.F5 Població_ocupada.B6:Població_ocupada.B6 Població_ocupada.C6:Població_ocupada.F6 Població_ocupada.B7:Població_ocupada.B7 Població_ocupada.C7:Població_ocupada.F7 Població_ocupada.B8:Població_ocupada.B8 Població_ocupada.C8:Població_ocupada.F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</table:table>
      <table:table table:name="Formació_treballadors" table:style-name="ta1" table:print="false">
        <table:table-column table:style-name="co8" table:default-cell-style-name="ce15"/>
        <table:table-column table:style-name="co9" table:default-cell-style-name="ce15"/>
        <table:table-column table:style-name="co6" table:number-columns-repeated="6" table:default-cell-style-name="ce15"/>
        <table:table-row table:style-name="ro5">
          <table:table-cell table:number-columns-repeated="8"/>
        </table:table-row>
        <table:table-row table:style-name="ro3">
          <table:table-cell table:number-columns-repeated="2"/>
          <table:table-cell table:style-name="ce17" office:value-type="string">
            <text:p>gener</text:p>
          </table:table-cell>
          <table:table-cell table:style-name="ce17" office:value-type="string">
            <text:p>febrer</text:p>
          </table:table-cell>
          <table:table-cell table:style-name="ce17" office:value-type="string">
            <text:p>març</text:p>
          </table:table-cell>
          <table:table-cell table:style-name="ce17" office:value-type="string">
            <text:p>abril</text:p>
          </table:table-cell>
          <table:table-cell table:style-name="ce17" office:value-type="string">
            <text:p>maig</text:p>
          </table:table-cell>
          <table:table-cell/>
        </table:table-row>
        <table:table-row table:style-name="ro2">
          <table:table-cell/>
          <table:table-cell table:style-name="ce16" office:value-type="string">
            <text:p>Formació interna</text:p>
          </table:table-cell>
          <table:table-cell table:style-name="ce18" office:value-type="float" office:value="12000">
            <text:p>12.000</text:p>
          </table:table-cell>
          <table:table-cell table:style-name="ce18" office:value-type="float" office:value="15000">
            <text:p>15.000</text:p>
          </table:table-cell>
          <table:table-cell table:style-name="ce18" office:value-type="float" office:value="17000">
            <text:p>17.000</text:p>
          </table:table-cell>
          <table:table-cell table:style-name="ce18" office:value-type="float" office:value="20000">
            <text:p>20.000</text:p>
          </table:table-cell>
          <table:table-cell table:style-name="ce18" office:value-type="float" office:value="28000">
            <text:p>28.000</text:p>
          </table:table-cell>
          <table:table-cell/>
        </table:table-row>
        <table:table-row table:style-name="ro2">
          <table:table-cell/>
          <table:table-cell table:style-name="ce16" office:value-type="string">
            <text:p>Formació externa</text:p>
          </table:table-cell>
          <table:table-cell table:style-name="ce18" office:value-type="float" office:value="23000">
            <text:p>23.000</text:p>
          </table:table-cell>
          <table:table-cell table:style-name="ce18" office:value-type="float" office:value="20000">
            <text:p>20.000</text:p>
          </table:table-cell>
          <table:table-cell table:style-name="ce18" office:value-type="float" office:value="15000">
            <text:p>15.000</text:p>
          </table:table-cell>
          <table:table-cell table:style-name="ce18" office:value-type="float" office:value="10000">
            <text:p>10.000</text:p>
          </table:table-cell>
          <table:table-cell table:style-name="ce18" office:value-type="float" office:value="5000">
            <text:p>5.000</text:p>
          </table:table-cell>
          <table:table-cell/>
        </table:table-row>
        <table:table-row table:style-name="ro3">
          <table:table-cell>
            <draw:frame table:end-cell-address="Formació_treballadors.H17" table:end-x="0.066cm" table:end-y="0.049cm" draw:z-index="0" draw:style-name="gr1" svg:width="15.388cm" svg:height="5.207cm" svg:x="0.307cm" svg:y="0.261cm">
              <draw:object draw:notify-on-update-of-ranges="Formació_treballadors.C2:Formació_treballadors.G2 Formació_treballadors.B3:Formació_treballadors.B3 Formació_treballadors.C3:Formació_treballadors.G3 Formació_treballadors.B4:Formació_treballadors.B4 Formació_treballadors.C4:Formació_treballadors.G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</table:table-row>
        <table:table-row table:style-name="ro3" table:number-rows-repeated="1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Tarifes" table:style-name="ta1" table:print="false">
        <table:table-column table:style-name="co10" table:default-cell-style-name="ce19"/>
        <table:table-column table:style-name="co11" table:default-cell-style-name="ce21"/>
        <table:table-column table:style-name="co11" table:number-columns-repeated="2" table:default-cell-style-name="ce23"/>
        <table:table-column table:style-name="co6" table:number-columns-repeated="5" table:default-cell-style-name="ce19"/>
        <table:table-row table:style-name="ro4">
          <table:table-cell/>
          <table:table-cell table:style-name="ce19" table:number-columns-repeated="3"/>
          <table:table-cell table:number-columns-repeated="5"/>
        </table:table-row>
        <table:table-row table:style-name="ro3">
          <table:table-cell/>
          <table:table-cell table:style-name="ce19"/>
          <table:table-cell table:style-name="ce20" office:value-type="string">
            <text:p>Tarifa 1</text:p>
          </table:table-cell>
          <table:table-cell table:style-name="ce20" office:value-type="string">
            <text:p>Tarifa 2</text:p>
          </table:table-cell>
          <table:table-cell>
            <draw:frame table:end-cell-address="Tarifes.I21" table:end-x="1.835cm" table:end-y="0.323cm" draw:z-index="0" draw:style-name="gr1" svg:width="10.766cm" svg:height="8.804cm" svg:x="0.101cm" svg:y="0.1cm">
              <draw:object draw:notify-on-update-of-ranges="Tarifes.C2:Tarifes.C2 Tarifes.C7:Tarifes.C21 Tarifes.B8:Tarifes.B21 Tarifes.D2:Tarifes.D2 Tarifes.D7:Tarifes.D21 Tarifes.B8:Tarifes.B2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3">
          <table:table-cell/>
          <table:table-cell table:style-name="ce20" office:value-type="string">
            <text:p>Mínim</text:p>
          </table:table-cell>
          <table:table-cell table:style-name="ce22" office:value-type="currency" office:currency="EUR" office:value="0.12">
            <text:p>0,12 €</text:p>
          </table:table-cell>
          <table:table-cell table:style-name="ce22" office:value-type="currency" office:currency="EUR" office:value="0.08">
            <text:p>0,08 €</text:p>
          </table:table-cell>
          <table:table-cell table:number-columns-repeated="5"/>
        </table:table-row>
        <table:table-row table:style-name="ro3">
          <table:table-cell/>
          <table:table-cell table:style-name="ce20" office:value-type="string">
            <text:p>Preu pas</text:p>
          </table:table-cell>
          <table:table-cell table:style-name="ce22" office:value-type="currency" office:currency="EUR" office:value="0.03">
            <text:p>0,03 €</text:p>
          </table:table-cell>
          <table:table-cell table:style-name="ce22" office:value-type="currency" office:currency="EUR" office:value="0.06">
            <text:p>0,06 €</text:p>
          </table:table-cell>
          <table:table-cell table:number-columns-repeated="5"/>
        </table:table-row>
        <table:table-row table:style-name="ro3">
          <table:table-cell/>
          <table:table-cell table:style-name="ce19" table:number-columns-repeated="3"/>
          <table:table-cell table:number-columns-repeated="5"/>
        </table:table-row>
        <table:table-row table:style-name="ro3">
          <table:table-cell/>
          <table:table-cell table:style-name="ce20" office:value-type="string">
            <text:p>Minuts</text:p>
          </table:table-cell>
          <table:table-cell table:number-columns-repeated="2" table:style-name="ce20" office:value-type="string">
            <text:p>Import</text:p>
          </table:table-cell>
          <table:table-cell table:number-columns-repeated="5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22" table:formula="of:=[.C$3]" office:value-type="currency" office:currency="EUR" office:value="0.12">
            <text:p>0,12 €</text:p>
          </table:table-cell>
          <table:table-cell table:style-name="ce22" table:formula="of:=[.D$3]" office:value-type="currency" office:currency="EUR" office:value="0.08">
            <text:p>0,08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2" table:formula="of:=[.C$3]" office:value-type="currency" office:currency="EUR" office:value="0.12">
            <text:p>0,12 €</text:p>
          </table:table-cell>
          <table:table-cell table:style-name="ce22" table:formula="of:=[.D$3]" office:value-type="currency" office:currency="EUR" office:value="0.08">
            <text:p>0,08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2" table:formula="of:=[.C$3]" office:value-type="currency" office:currency="EUR" office:value="0.12">
            <text:p>0,12 €</text:p>
          </table:table-cell>
          <table:table-cell table:style-name="ce22" table:formula="of:=[.D$3]" office:value-type="currency" office:currency="EUR" office:value="0.08">
            <text:p>0,08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2" table:formula="of:=[.C$3]" office:value-type="currency" office:currency="EUR" office:value="0.12">
            <text:p>0,12 €</text:p>
          </table:table-cell>
          <table:table-cell table:style-name="ce22" table:formula="of:=[.D$3]" office:value-type="currency" office:currency="EUR" office:value="0.08">
            <text:p>0,08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4">
            <text:p>4</text:p>
          </table:table-cell>
          <table:table-cell table:formula="of:=[.C$3]+[.C$4]*([.B11]-3)" office:value-type="currency" office:currency="EUR" office:value="0.15">
            <text:p>0,15 €</text:p>
          </table:table-cell>
          <table:table-cell table:style-name="ce22" table:formula="of:=[.D$3]" office:value-type="currency" office:currency="EUR" office:value="0.08">
            <text:p>0,08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5">
            <text:p>5</text:p>
          </table:table-cell>
          <table:table-cell table:formula="of:=[.C$3]+[.C$4]*([.B12]-3)" office:value-type="currency" office:currency="EUR" office:value="0.18">
            <text:p>0,18 €</text:p>
          </table:table-cell>
          <table:table-cell table:style-name="ce22" table:formula="of:=[.D$3]" office:value-type="currency" office:currency="EUR" office:value="0.08">
            <text:p>0,08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6">
            <text:p>6</text:p>
          </table:table-cell>
          <table:table-cell table:formula="of:=[.C$3]+[.C$4]*([.B13]-3)" office:value-type="currency" office:currency="EUR" office:value="0.21">
            <text:p>0,21 €</text:p>
          </table:table-cell>
          <table:table-cell table:formula="of:=[.D$3]+[.D$4]*([.B13]-5)" office:value-type="currency" office:currency="EUR" office:value="0.14">
            <text:p>0,14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7">
            <text:p>7</text:p>
          </table:table-cell>
          <table:table-cell table:formula="of:=[.C$3]+[.C$4]*([.B14]-3)" office:value-type="currency" office:currency="EUR" office:value="0.24">
            <text:p>0,24 €</text:p>
          </table:table-cell>
          <table:table-cell table:formula="of:=[.D$3]+[.D$4]*([.B14]-5)" office:value-type="currency" office:currency="EUR" office:value="0.2">
            <text:p>0,20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8">
            <text:p>8</text:p>
          </table:table-cell>
          <table:table-cell table:formula="of:=[.C$3]+[.C$4]*([.B15]-3)" office:value-type="currency" office:currency="EUR" office:value="0.27">
            <text:p>0,27 €</text:p>
          </table:table-cell>
          <table:table-cell table:formula="of:=[.D$3]+[.D$4]*([.B15]-5)" office:value-type="currency" office:currency="EUR" office:value="0.26">
            <text:p>0,26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9">
            <text:p>9</text:p>
          </table:table-cell>
          <table:table-cell table:formula="of:=[.C$3]+[.C$4]*([.B16]-3)" office:value-type="currency" office:currency="EUR" office:value="0.3">
            <text:p>0,30 €</text:p>
          </table:table-cell>
          <table:table-cell table:formula="of:=[.D$3]+[.D$4]*([.B16]-5)" office:value-type="currency" office:currency="EUR" office:value="0.32">
            <text:p>0,32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10">
            <text:p>10</text:p>
          </table:table-cell>
          <table:table-cell table:formula="of:=[.C$3]+[.C$4]*([.B17]-3)" office:value-type="currency" office:currency="EUR" office:value="0.33">
            <text:p>0,33 €</text:p>
          </table:table-cell>
          <table:table-cell table:formula="of:=[.D$3]+[.D$4]*([.B17]-5)" office:value-type="currency" office:currency="EUR" office:value="0.38">
            <text:p>0,38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11">
            <text:p>11</text:p>
          </table:table-cell>
          <table:table-cell table:formula="of:=[.C$3]+[.C$4]*([.B18]-3)" office:value-type="currency" office:currency="EUR" office:value="0.36">
            <text:p>0,36 €</text:p>
          </table:table-cell>
          <table:table-cell table:formula="of:=[.D$3]+[.D$4]*([.B18]-5)" office:value-type="currency" office:currency="EUR" office:value="0.44">
            <text:p>0,44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12">
            <text:p>12</text:p>
          </table:table-cell>
          <table:table-cell table:formula="of:=[.C$3]+[.C$4]*([.B19]-3)" office:value-type="currency" office:currency="EUR" office:value="0.39">
            <text:p>0,39 €</text:p>
          </table:table-cell>
          <table:table-cell table:formula="of:=[.D$3]+[.D$4]*([.B19]-5)" office:value-type="currency" office:currency="EUR" office:value="0.5">
            <text:p>0,50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13">
            <text:p>13</text:p>
          </table:table-cell>
          <table:table-cell table:formula="of:=[.C$3]+[.C$4]*([.B20]-3)" office:value-type="currency" office:currency="EUR" office:value="0.42">
            <text:p>0,42 €</text:p>
          </table:table-cell>
          <table:table-cell table:formula="of:=[.D$3]+[.D$4]*([.B20]-5)" office:value-type="currency" office:currency="EUR" office:value="0.56">
            <text:p>0,56 €</text:p>
          </table:table-cell>
          <table:table-cell table:number-columns-repeated="5"/>
        </table:table-row>
        <table:table-row table:style-name="ro3">
          <table:table-cell/>
          <table:table-cell office:value-type="float" office:value="14">
            <text:p>14</text:p>
          </table:table-cell>
          <table:table-cell table:formula="of:=[.C$3]+[.C$4]*([.B21]-3)" office:value-type="currency" office:currency="EUR" office:value="0.45">
            <text:p>0,45 €</text:p>
          </table:table-cell>
          <table:table-cell table:formula="of:=[.D$3]+[.D$4]*([.B21]-5)" office:value-type="currency" office:currency="EUR" office:value="0.62">
            <text:p>0,62 €</text:p>
          </table:table-cell>
          <table:table-cell table:number-columns-repeated="5"/>
        </table:table-row>
        <table:table-row table:style-name="ro3" table:number-rows-repeated="2">
          <table:table-cell/>
          <table:table-cell table:style-name="ce19" table:number-columns-repeated="3"/>
          <table:table-cell table:number-columns-repeated="5"/>
        </table:table-row>
        <table:table-row table:style-name="ro3">
          <table:table-cell/>
          <table:table-cell table:style-name="ce19" table:number-columns-repeated="3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percentage-style style:name="N105">
      <number:number number:decimal-places="1" number:min-integer-digits="1"/>
      <number:text>%</number:text>
    </number:percentage-style>
    <number:number-style style:name="N106">
      <number:number number:decimal-places="1" number:min-integer-digits="1" number:grouping="true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pta</number:text>
    </number:number-style>
    <number:number-style style:name="N138">
      <number:text>-</number:text>
      <number:number number: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pta</number:text>
    </number:number-style>
    <number:number-style style:name="N141">
      <number:text>-</number:text>
      <number:number number: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number:min-integer-digits="1" number:grouping="true"/>
      <number:text> pta </number:text>
    </number:number-style>
    <number:number-style style:name="N154P2" style:volatile="true">
      <number:text> -</number:text>
      <number:number number: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0">30/10/2009</text:date>, <text:time>13:47:48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7T18:35:49.31</meta:creation-date>
    <dc:date>2009-10-30T13:47:48.65</dc:date>
    <meta:editing-duration>PT05H58M12S</meta:editing-duration>
    <meta:editing-cycles>10</meta:editing-cycles>
    <meta:generator>OpenOffice.org/3.0$Win32 OpenOffice.org_project/300m9$Build-9358</meta:generator>
    <meta:document-statistic meta:table-count="4" meta:cell-count="171" meta:object-count="8"/>
    <meta:user-defined meta:name="Informació 1"/>
    <meta:user-defined meta:name="Informació 2"/>
    <meta:user-defined meta:name="Informació 3"/>
    <meta:user-defined meta:name="Informació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stroke-linejoin="none" draw:fill="solid" draw:fill-color="#ffffcc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ngle-offset="90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7.416cm" svg:height="6.111cm" chart:class="chart:circle" chart:style-name="ch1">
        <chart:title svg:x="1.686cm" svg:y="0.125cm" chart:style-name="ch2">
          <text:p>Vendes sector públic</text:p>
        </chart:title>
        <chart:legend chart:legend-position="end" svg:x="5.189cm" svg:y="1.125cm" chart:style-name="ch3"/>
        <chart:plot-area chart:style-name="ch4" table:cell-range-address="Gràfic_Ofimat.A5:Gràfic_Ofimat.A10 Gràfic_Ofimat.E4:Gràfic_Ofimat.E10" chart:data-source-has-labels="both" svg:x="0.148cm" svg:y="0.748cm" svg:width="4.894cm" svg:height="5.119cm">
          <chart:axis chart:dimension="x" chart:name="primary-x" chart:style-name="ch5">
            <chart:categories table:cell-range-address="Gràfic_Ofimat.A5:Gràfic_Ofimat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àfic_Ofimat.E5:Gràfic_Ofimat.E10" chart:label-cell-address="Gràfic_Ofimat.E4:Gràfic_Ofimat.E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àfic_Ofimat.E4:Gràfic_Ofimat.E4">Sector públic</text:p>
              </table:table-cell>
            </table:table-row>
          </table:table-header-rows>
          <table:table-rows>
            <table:table-row>
              <table:table-cell office:value-type="string">
                <text:p text:id="Gràfic_Ofimat.A5:Gràfic_Ofimat.A10">Barcelona ciutat</text:p>
              </table:table-cell>
              <table:table-cell office:value-type="float" office:value="0.320853389309109">
                <text:p text:id="Gràfic_Ofimat.E5:Gràfic_Ofimat.E10">0.320853389309109</text:p>
              </table:table-cell>
            </table:table-row>
            <table:table-row>
              <table:table-cell office:value-type="string">
                <text:p>Barcelona comarques</text:p>
              </table:table-cell>
              <table:table-cell office:value-type="float" office:value="0.566715978376585">
                <text:p>0.566715978376585</text:p>
              </table:table-cell>
            </table:table-row>
            <table:table-row>
              <table:table-cell office:value-type="string">
                <text:p>Vallès Occidental</text:p>
              </table:table-cell>
              <table:table-cell office:value-type="float" office:value="0.56722252764034">
                <text:p>0.56722252764034</text:p>
              </table:table-cell>
            </table:table-row>
            <table:table-row>
              <table:table-cell office:value-type="string">
                <text:p>Lleida</text:p>
              </table:table-cell>
              <table:table-cell office:value-type="float" office:value="0.67703952901598">
                <text:p>0.67703952901598</text:p>
              </table:table-cell>
            </table:table-row>
            <table:table-row>
              <table:table-cell office:value-type="string">
                <text:p>Girona</text:p>
              </table:table-cell>
              <table:table-cell office:value-type="float" office:value="0.69342116304439">
                <text:p>0.69342116304439</text:p>
              </table:table-cell>
            </table:table-row>
            <table:table-row>
              <table:table-cell office:value-type="string">
                <text:p>Tarragona</text:p>
              </table:table-cell>
              <table:table-cell office:value-type="float" office:value="0.698943792008272">
                <text:p>0.698943792008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ffffcc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7.779cm" svg:height="6.025cm" chart:class="chart:circle" chart:style-name="ch1">
        <chart:title svg:x="1.92cm" svg:y="0.121cm" chart:style-name="ch2">
          <text:p>Vendes sector privat</text:p>
        </chart:title>
        <chart:legend chart:legend-position="end" svg:x="5.545cm" svg:y="1.082cm" chart:style-name="ch3"/>
        <chart:plot-area chart:style-name="ch4" table:cell-range-address="Gràfic_Ofimat.A5:Gràfic_Ofimat.A10 Gràfic_Ofimat.F4:Gràfic_Ofimat.F10" chart:data-source-has-labels="both" svg:x="0.155cm" svg:y="0.744cm" svg:width="5.236cm" svg:height="5.041cm">
          <chart:axis chart:dimension="x" chart:name="primary-x" chart:style-name="ch5">
            <chart:categories table:cell-range-address="Gràfic_Ofimat.A5:Gràfic_Ofimat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àfic_Ofimat.F5:Gràfic_Ofimat.F10" chart:label-cell-address="Gràfic_Ofimat.F4:Gràfic_Ofimat.F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àfic_Ofimat.F4:Gràfic_Ofimat.F4">Sector privat</text:p>
              </table:table-cell>
            </table:table-row>
          </table:table-header-rows>
          <table:table-rows>
            <table:table-row>
              <table:table-cell office:value-type="string">
                <text:p text:id="Gràfic_Ofimat.A5:Gràfic_Ofimat.A10">Barcelona ciutat</text:p>
              </table:table-cell>
              <table:table-cell office:value-type="float" office:value="0.679146610690891">
                <text:p text:id="Gràfic_Ofimat.F5:Gràfic_Ofimat.F10">0.679146610690891</text:p>
              </table:table-cell>
            </table:table-row>
            <table:table-row>
              <table:table-cell office:value-type="string">
                <text:p>Barcelona comarques</text:p>
              </table:table-cell>
              <table:table-cell office:value-type="float" office:value="0.433284021623415">
                <text:p>0.433284021623415</text:p>
              </table:table-cell>
            </table:table-row>
            <table:table-row>
              <table:table-cell office:value-type="string">
                <text:p>Vallès Occidental</text:p>
              </table:table-cell>
              <table:table-cell office:value-type="float" office:value="0.43277747235966">
                <text:p>0.43277747235966</text:p>
              </table:table-cell>
            </table:table-row>
            <table:table-row>
              <table:table-cell office:value-type="string">
                <text:p>Lleida</text:p>
              </table:table-cell>
              <table:table-cell office:value-type="float" office:value="0.32296047098402">
                <text:p>0.32296047098402</text:p>
              </table:table-cell>
            </table:table-row>
            <table:table-row>
              <table:table-cell office:value-type="string">
                <text:p>Girona</text:p>
              </table:table-cell>
              <table:table-cell office:value-type="float" office:value="0.30657883695561">
                <text:p>0.30657883695561</text:p>
              </table:table-cell>
            </table:table-row>
            <table:table-row>
              <table:table-cell office:value-type="string">
                <text:p>Tarragona</text:p>
              </table:table-cell>
              <table:table-cell office:value-type="float" office:value="0.301056207991728">
                <text:p>0.3010562079917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cm" svg:stroke-color="#000000" svg:stroke-opacity="100%" draw:stroke-linejoin="none" draw:fill="solid" draw:fill-color="#cccc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pt" style:font-size-asian="9pt" style:font-size-complex="9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pt" style:font-size-asian="9pt" style:font-size-complex="9pt"/>
    </style:style>
    <style:style style:name="ch8" style:family="chart">
      <style:graphic-properties draw:stroke="dash" draw:stroke-dash="Ultrafine_20_Dashed" svg:stroke-color="#b3b3b3"/>
    </style:style>
    <style:style style:name="ch9" style:family="chart">
      <style:graphic-properties draw:stroke="none" draw:fill-color="#0047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316cm" svg:height="5.845cm" chart:class="chart:bar" chart:style-name="ch1">
        <chart:title svg:x="2.089cm" svg:y="0.119cm" chart:style-name="ch2">
          <text:p>Població ocupada a Catalunya</text:p>
        </chart:title>
        <chart:plot-area chart:style-name="ch3" table:cell-range-address="Població_ocupada.B5:Població_ocupada.B8 Població_ocupada.G5:Població_ocupada.G8" chart:data-source-has-labels="both" svg:x="0.211cm" svg:y="0.736cm" svg:width="9.899cm" svg:height="5.078cm">
          <chart:axis chart:dimension="x" chart:name="primary-x" chart:style-name="ch4">
            <chart:title svg:x="4.904cm" svg:y="5.332cm" chart:style-name="ch5">
              <text:p>Sectors</text:p>
            </chart:title>
            <chart:categories table:cell-range-address="Població_ocupada.B5:Població_ocupada.B8"/>
          </chart:axis>
          <chart:axis chart:dimension="y" chart:name="primary-y" chart:style-name="ch6">
            <chart:title svg:x="0.207cm" svg:y="4.376cm" chart:style-name="ch7">
              <text:p>Milers de persones</text:p>
            </chart:title>
            <chart:grid chart:style-name="ch8" chart:class="major"/>
          </chart:axis>
          <chart:series chart:style-name="ch9" chart:values-cell-range-address="Població_ocupada.G5:Població_ocupada.G8" chart:label-cell-address="Població_ocupada.G5:Població_ocupada.G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blació_ocupada.G5:Població_ocupada.G5">76,35</text:p>
              </table:table-cell>
            </table:table-row>
          </table:table-header-rows>
          <table:table-rows>
            <table:table-row>
              <table:table-cell office:value-type="string">
                <text:p text:id="Població_ocupada.B5:Població_ocupada.B8">Agricultura</text:p>
              </table:table-cell>
              <table:table-cell office:value-type="float" office:value="76.35">
                <text:p text:id="Població_ocupada.G5:Població_ocupada.G8">76.35</text:p>
              </table:table-cell>
            </table:table-row>
            <table:table-row>
              <table:table-cell office:value-type="string">
                <text:p>Indústria</text:p>
              </table:table-cell>
              <table:table-cell office:value-type="float" office:value="762.46">
                <text:p>762.46</text:p>
              </table:table-cell>
            </table:table-row>
            <table:table-row>
              <table:table-cell office:value-type="string">
                <text:p>Construcció</text:p>
              </table:table-cell>
              <table:table-cell office:value-type="float" office:value="439.24">
                <text:p>439.24</text:p>
              </table:table-cell>
            </table:table-row>
            <table:table-row>
              <table:table-cell office:value-type="string">
                <text:p>Serveis</text:p>
              </table:table-cell>
              <table:table-cell office:value-type="float" office:value="2232.02">
                <text:p>2232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cm" svg:stroke-color="#000000" svg:stroke-opacity="100%" draw:stroke-linejoin="none" draw:fill="solid" draw:fill-color="#cccc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pt" style:font-size-asian="9pt" style:font-size-complex="9pt"/>
    </style:style>
    <style:style style:name="ch7" style:family="chart" style:data-style-name="N3">
      <style:chart-properties chart:display-label="true" chart:logarithmic="false" chart:interval-major="1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pt" style:font-size-asian="9pt" style:font-size-complex="9pt"/>
    </style:style>
    <style:style style:name="ch9" style:family="chart">
      <style:graphic-properties draw:stroke="dash" draw:stroke-dash="Ultrafine_20_Dashed" svg:stroke-color="#b3b3b3"/>
    </style:style>
    <style:style style:name="ch10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7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7pt" style:font-size-asian="6pt" style:font-size-complex="6pt"/>
    </style:style>
    <style:style style:name="ch12" style:family="chart">
      <style:chart-properties chart:data-label-number="value" chart:data-label-text="false" chart:data-label-symbol="false"/>
      <style:graphic-properties draw:stroke="solid" draw:fill-color="#ffd320" dr3d:edge-rounding="0%"/>
      <style:text-properties fo:font-size="7pt" style:font-size-asian="6pt" style:font-size-complex="6pt"/>
    </style:style>
    <style:style style:name="ch13" style:family="chart">
      <style:chart-properties chart:data-label-number="value" chart:data-label-text="false" chart:data-label-symbol="false"/>
      <style:graphic-properties draw:fill-color="#579d1c"/>
      <style:text-properties fo:font-size="7pt" style:font-size-asian="6pt" style:font-size-complex="6pt"/>
    </style:style>
    <style:style style:name="ch14" style:family="chart">
      <style:graphic-properties draw:stroke="solid" svg:stroke-color="#b3b3b3" draw:fill="none" draw:fill-color="#ffffff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96cm" svg:height="10.468cm" chart:class="chart:bar" chart:style-name="ch1">
        <chart:title svg:x="3.494cm" svg:y="0.211cm" chart:style-name="ch2">
          <text:p>Població ocupada per sectors</text:p>
        </chart:title>
        <chart:legend chart:legend-position="bottom" svg:x="2.746cm" svg:y="9.643cm" chart:style-name="ch3"/>
        <chart:plot-area chart:style-name="ch4" table:cell-range-address="Població_ocupada.B4:Població_ocupada.F8" chart:data-source-has-labels="both" svg:x="0.277cm" svg:y="0.842cm" svg:width="11.205cm" svg:height="8.585cm">
          <chart:axis chart:dimension="x" chart:name="primary-x" chart:style-name="ch5">
            <chart:title svg:x="5.662cm" svg:y="9.064cm" chart:style-name="ch6">
              <text:p>Sectors</text:p>
            </chart:title>
            <chart:categories table:cell-range-address="Població_ocupada.B5:Població_ocupada.B8"/>
          </chart:axis>
          <chart:axis chart:dimension="y" chart:name="primary-y" chart:style-name="ch7">
            <chart:title svg:x="0.24cm" svg:y="6.064cm" chart:style-name="ch8">
              <text:p>Milers de persones</text:p>
            </chart:title>
            <chart:grid chart:style-name="ch9" chart:class="major"/>
          </chart:axis>
          <chart:series chart:style-name="ch10" chart:values-cell-range-address="Població_ocupada.C5:Població_ocupada.C8" chart:label-cell-address="Població_ocupada.C4:Població_ocupada.C4" chart:class="chart:bar">
            <chart:data-point chart:repeated="4"/>
          </chart:series>
          <chart:series chart:style-name="ch11" chart:values-cell-range-address="Població_ocupada.D5:Població_ocupada.D8" chart:label-cell-address="Població_ocupada.D4:Població_ocupada.D4" chart:class="chart:bar">
            <chart:data-point chart:repeated="4"/>
          </chart:series>
          <chart:series chart:style-name="ch12" chart:values-cell-range-address="Població_ocupada.E5:Població_ocupada.E8" chart:label-cell-address="Població_ocupada.E4:Població_ocupada.E4" chart:class="chart:bar">
            <chart:data-point chart:repeated="4"/>
          </chart:series>
          <chart:series chart:style-name="ch13" chart:values-cell-range-address="Població_ocupada.F5:Població_ocupada.F8" chart:label-cell-address="Població_ocupada.F4:Població_ocupada.F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blació_ocupada.C4:Població_ocupada.C4">Barcelona</text:p>
              </table:table-cell>
              <table:table-cell office:value-type="string">
                <text:p text:id="Població_ocupada.D4:Població_ocupada.D4">Girona</text:p>
              </table:table-cell>
              <table:table-cell office:value-type="string">
                <text:p text:id="Població_ocupada.E4:Població_ocupada.E4">Lleida</text:p>
              </table:table-cell>
              <table:table-cell office:value-type="string">
                <text:p text:id="Població_ocupada.F4:Població_ocupada.F4">Tarragona</text:p>
              </table:table-cell>
            </table:table-row>
          </table:table-header-rows>
          <table:table-rows>
            <table:table-row>
              <table:table-cell office:value-type="string">
                <text:p text:id="Població_ocupada.B5:Població_ocupada.B8">Agricultura</text:p>
              </table:table-cell>
              <table:table-cell office:value-type="float" office:value="28.68">
                <text:p text:id="Població_ocupada.C5:Població_ocupada.C8">28.68</text:p>
              </table:table-cell>
              <table:table-cell office:value-type="float" office:value="12.35">
                <text:p text:id="Població_ocupada.D5:Població_ocupada.D8">12.35</text:p>
              </table:table-cell>
              <table:table-cell office:value-type="float" office:value="19.28">
                <text:p text:id="Població_ocupada.E5:Població_ocupada.E8">19.28</text:p>
              </table:table-cell>
              <table:table-cell office:value-type="float" office:value="16.04">
                <text:p text:id="Població_ocupada.F5:Població_ocupada.F8">16.04</text:p>
              </table:table-cell>
            </table:table-row>
            <table:table-row>
              <table:table-cell office:value-type="string">
                <text:p>Indústria</text:p>
              </table:table-cell>
              <table:table-cell office:value-type="float" office:value="593.93">
                <text:p>593.93</text:p>
              </table:table-cell>
              <table:table-cell office:value-type="float" office:value="71.85">
                <text:p>71.85</text:p>
              </table:table-cell>
              <table:table-cell office:value-type="float" office:value="28.35">
                <text:p>28.35</text:p>
              </table:table-cell>
              <table:table-cell office:value-type="float" office:value="68.33">
                <text:p>68.33</text:p>
              </table:table-cell>
            </table:table-row>
            <table:table-row>
              <table:table-cell office:value-type="string">
                <text:p>Construcció</text:p>
              </table:table-cell>
              <table:table-cell office:value-type="float" office:value="272.15">
                <text:p>272.15</text:p>
              </table:table-cell>
              <table:table-cell office:value-type="float" office:value="59.03">
                <text:p>59.03</text:p>
              </table:table-cell>
              <table:table-cell office:value-type="float" office:value="34.03">
                <text:p>34.03</text:p>
              </table:table-cell>
              <table:table-cell office:value-type="float" office:value="74.03">
                <text:p>74.03</text:p>
              </table:table-cell>
            </table:table-row>
            <table:table-row>
              <table:table-cell office:value-type="string">
                <text:p>Serveis</text:p>
              </table:table-cell>
              <table:table-cell office:value-type="float" office:value="1699.03">
                <text:p>1699.03</text:p>
              </table:table-cell>
              <table:table-cell office:value-type="float" office:value="208.68">
                <text:p>208.68</text:p>
              </table:table-cell>
              <table:table-cell office:value-type="float" office:value="115.63">
                <text:p>115.63</text:p>
              </table:table-cell>
              <table:table-cell office:value-type="float" office:value="208.68">
                <text:p>208.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cm" svg:stroke-color="#000000" svg:stroke-opacity="100%" draw:stroke-linejoin="none" draw:fill="solid" draw:fill-color="#cccc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pt" style:font-size-asian="9pt" style:font-size-complex="9pt"/>
    </style:style>
    <style:style style:name="ch7" style:family="chart" style:data-style-name="N3">
      <style:chart-properties chart:display-label="true" chart:logarithmic="false" chart:interval-major="1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pt" style:font-size-asian="9pt" style:font-size-complex="9pt"/>
    </style:style>
    <style:style style:name="ch9" style:family="chart">
      <style:graphic-properties draw:stroke="dash" draw:stroke-dash="Ultrafine_20_Dashed" svg:stroke-color="#b3b3b3"/>
    </style:style>
    <style:style style:name="ch10" style:family="chart">
      <style:graphic-properties draw:stroke="solid" draw:fill-color="#004586" dr3d:edge-rounding="0%"/>
      <style:text-properties fo:font-size="7pt" style:font-size-asian="6pt" style:font-size-complex="6pt"/>
    </style:style>
    <style:style style:name="ch11" style:family="chart">
      <style:graphic-properties draw:stroke="solid" draw:fill-color="#ff420e" dr3d:edge-rounding="0%"/>
      <style:text-properties fo:font-size="7pt" style:font-size-asian="6pt" style:font-size-complex="6pt"/>
    </style:style>
    <style:style style:name="ch12" style:family="chart">
      <style:graphic-properties draw:stroke="solid" draw:fill-color="#ffd320" dr3d:edge-rounding="0%"/>
      <style:text-properties fo:font-size="7pt" style:font-size-asian="6pt" style:font-size-complex="6pt"/>
    </style:style>
    <style:style style:name="ch13" style:family="chart">
      <style:graphic-properties draw:fill-color="#579d1c"/>
      <style:text-properties fo:font-size="7pt" style:font-size-asian="6pt" style:font-size-complex="6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96cm" svg:height="10.468cm" chart:class="chart:bar" chart:style-name="ch1">
        <chart:title svg:x="3.495cm" svg:y="0.212cm" chart:style-name="ch2">
          <text:p>Població ocupada per sectors</text:p>
        </chart:title>
        <chart:legend chart:legend-position="bottom" svg:x="2.746cm" svg:y="9.643cm" chart:style-name="ch3"/>
        <chart:plot-area chart:style-name="ch4" table:cell-range-address="Població_ocupada.B4:Població_ocupada.F8" chart:data-source-has-labels="both" svg:x="0.277cm" svg:y="0.842cm" svg:width="11.205cm" svg:height="8.585cm">
          <chart:axis chart:dimension="x" chart:name="primary-x" chart:style-name="ch5">
            <chart:title svg:x="5.662cm" svg:y="9.064cm" chart:style-name="ch6">
              <text:p>Sectors</text:p>
            </chart:title>
            <chart:categories table:cell-range-address="Població_ocupada.B5:Població_ocupada.B8"/>
          </chart:axis>
          <chart:axis chart:dimension="y" chart:name="primary-y" chart:style-name="ch7">
            <chart:title svg:x="0.24cm" svg:y="6.063cm" chart:style-name="ch8">
              <text:p>Milers de persones</text:p>
            </chart:title>
            <chart:grid chart:style-name="ch9" chart:class="major"/>
          </chart:axis>
          <chart:series chart:style-name="ch10" chart:values-cell-range-address="Població_ocupada.C5:Població_ocupada.C8" chart:label-cell-address="Població_ocupada.C4:Població_ocupada.C4" chart:class="chart:bar">
            <chart:data-point chart:repeated="4"/>
          </chart:series>
          <chart:series chart:style-name="ch11" chart:values-cell-range-address="Població_ocupada.D5:Població_ocupada.D8" chart:label-cell-address="Població_ocupada.D4:Població_ocupada.D4" chart:class="chart:bar">
            <chart:data-point chart:repeated="4"/>
          </chart:series>
          <chart:series chart:style-name="ch12" chart:values-cell-range-address="Població_ocupada.E5:Població_ocupada.E8" chart:label-cell-address="Població_ocupada.E4:Població_ocupada.E4" chart:class="chart:bar">
            <chart:data-point chart:repeated="4"/>
          </chart:series>
          <chart:series chart:style-name="ch13" chart:values-cell-range-address="Població_ocupada.F5:Població_ocupada.F8" chart:label-cell-address="Població_ocupada.F4:Població_ocupada.F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blació_ocupada.C4:Població_ocupada.C4">Barcelona</text:p>
              </table:table-cell>
              <table:table-cell office:value-type="string">
                <text:p text:id="Població_ocupada.D4:Població_ocupada.D4">Girona</text:p>
              </table:table-cell>
              <table:table-cell office:value-type="string">
                <text:p text:id="Població_ocupada.E4:Població_ocupada.E4">Lleida</text:p>
              </table:table-cell>
              <table:table-cell office:value-type="string">
                <text:p text:id="Població_ocupada.F4:Població_ocupada.F4">Tarragona</text:p>
              </table:table-cell>
            </table:table-row>
          </table:table-header-rows>
          <table:table-rows>
            <table:table-row>
              <table:table-cell office:value-type="string">
                <text:p text:id="Població_ocupada.B5:Població_ocupada.B8">Agricultura</text:p>
              </table:table-cell>
              <table:table-cell office:value-type="float" office:value="28.68">
                <text:p text:id="Població_ocupada.C5:Població_ocupada.C8">28.68</text:p>
              </table:table-cell>
              <table:table-cell office:value-type="float" office:value="12.35">
                <text:p text:id="Població_ocupada.D5:Població_ocupada.D8">12.35</text:p>
              </table:table-cell>
              <table:table-cell office:value-type="float" office:value="19.28">
                <text:p text:id="Població_ocupada.E5:Població_ocupada.E8">19.28</text:p>
              </table:table-cell>
              <table:table-cell office:value-type="float" office:value="16.04">
                <text:p text:id="Població_ocupada.F5:Població_ocupada.F8">16.04</text:p>
              </table:table-cell>
            </table:table-row>
            <table:table-row>
              <table:table-cell office:value-type="string">
                <text:p>Indústria</text:p>
              </table:table-cell>
              <table:table-cell office:value-type="float" office:value="593.93">
                <text:p>593.93</text:p>
              </table:table-cell>
              <table:table-cell office:value-type="float" office:value="71.85">
                <text:p>71.85</text:p>
              </table:table-cell>
              <table:table-cell office:value-type="float" office:value="28.35">
                <text:p>28.35</text:p>
              </table:table-cell>
              <table:table-cell office:value-type="float" office:value="68.33">
                <text:p>68.33</text:p>
              </table:table-cell>
            </table:table-row>
            <table:table-row>
              <table:table-cell office:value-type="string">
                <text:p>Construcció</text:p>
              </table:table-cell>
              <table:table-cell office:value-type="float" office:value="272.15">
                <text:p>272.15</text:p>
              </table:table-cell>
              <table:table-cell office:value-type="float" office:value="59.03">
                <text:p>59.03</text:p>
              </table:table-cell>
              <table:table-cell office:value-type="float" office:value="34.03">
                <text:p>34.03</text:p>
              </table:table-cell>
              <table:table-cell office:value-type="float" office:value="74.03">
                <text:p>74.03</text:p>
              </table:table-cell>
            </table:table-row>
            <table:table-row>
              <table:table-cell office:value-type="string">
                <text:p>Serveis</text:p>
              </table:table-cell>
              <table:table-cell office:value-type="float" office:value="1699.03">
                <text:p>1699.03</text:p>
              </table:table-cell>
              <table:table-cell office:value-type="float" office:value="208.68">
                <text:p>208.68</text:p>
              </table:table-cell>
              <table:table-cell office:value-type="float" office:value="115.63">
                <text:p>115.63</text:p>
              </table:table-cell>
              <table:table-cell office:value-type="float" office:value="208.68">
                <text:p>208.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5010" number:language="ca" number:country="ES">
      <number:number number:decimal-places="0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stroke-linejoin="none" draw:fill="solid" draw:fill-color="#cccc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percentage="true" chart:vertical="true" chart:connect-bars="false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5010">
      <style:chart-properties chart:display-label="true" chart:logarithmic="false" chart:maximum="1" chart:interval-major="0.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graphic-properties draw:stroke="solid" draw:fill-color="#004586" dr3d:edge-rounding="0%"/>
      <style:text-properties fo:font-size="7pt" style:font-size-asian="6pt" style:font-size-complex="6pt"/>
    </style:style>
    <style:style style:name="ch9" style:family="chart">
      <style:graphic-properties draw:stroke="solid" draw:fill-color="#99ccff" dr3d:edge-rounding="0%"/>
      <style:text-properties fo:font-size="7pt" style:font-size-asian="6pt" style:font-size-complex="6pt"/>
    </style:style>
    <style:style style:name="ch10" style:family="chart">
      <style:graphic-properties draw:stroke="solid" draw:fill-color="#aecf00" dr3d:edge-rounding="0%"/>
      <style:text-properties fo:font-size="7pt" style:font-size-asian="6pt" style:font-size-complex="6pt"/>
    </style:style>
    <style:style style:name="ch11" style:family="chart">
      <style:graphic-properties draw:fill-color="#579d1c"/>
      <style:text-properties fo:font-size="7pt" style:font-size-asian="6pt" style:font-size-complex="6pt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96cm" svg:height="10.468cm" chart:class="chart:bar" chart:style-name="ch1">
        <chart:title svg:x="0.464cm" svg:y="0.292cm" chart:style-name="ch2">
          <text:p>% de població ocupada en cada sector a les diferents províncies</text:p>
        </chart:title>
        <chart:legend chart:legend-position="bottom" svg:x="2.746cm" svg:y="9.643cm" chart:style-name="ch3"/>
        <chart:plot-area chart:style-name="ch4" table:cell-range-address="Població_ocupada.B4:Població_ocupada.F8" chart:data-source-has-labels="both" svg:x="0.277cm" svg:y="0.842cm" svg:width="11.205cm" svg:height="8.585cm">
          <chart:axis chart:dimension="x" chart:name="primary-x" chart:style-name="ch5">
            <chart:categories table:cell-range-address="Població_ocupada.C4:Població_ocupada.F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oblació_ocupada.C5:Població_ocupada.F5" chart:label-cell-address="Població_ocupada.B5:Població_ocupada.B5" chart:class="chart:bar">
            <chart:data-point chart:repeated="4"/>
          </chart:series>
          <chart:series chart:style-name="ch9" chart:values-cell-range-address="Població_ocupada.C6:Població_ocupada.F6" chart:label-cell-address="Població_ocupada.B6:Població_ocupada.B6" chart:class="chart:bar">
            <chart:data-point chart:repeated="4"/>
          </chart:series>
          <chart:series chart:style-name="ch10" chart:values-cell-range-address="Població_ocupada.C7:Població_ocupada.F7" chart:label-cell-address="Població_ocupada.B7:Població_ocupada.B7" chart:class="chart:bar">
            <chart:data-point chart:repeated="4"/>
          </chart:series>
          <chart:series chart:style-name="ch11" chart:values-cell-range-address="Població_ocupada.C8:Població_ocupada.F8" chart:label-cell-address="Població_ocupada.B8:Població_ocupada.B8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blació_ocupada.C4:Població_ocupada.F4">Barcelona</text:p>
              </table:table-cell>
              <table:table-cell office:value-type="string">
                <text:p>Girona</text:p>
              </table:table-cell>
              <table:table-cell office:value-type="string">
                <text:p>Lleida</text:p>
              </table:table-cell>
              <table:table-cell office:value-type="string">
                <text:p>Tarragona</text:p>
              </table:table-cell>
            </table:table-row>
          </table:table-header-rows>
          <table:table-rows>
            <table:table-row>
              <table:table-cell office:value-type="string">
                <text:p text:id="Població_ocupada.B5:Població_ocupada.B5">Agricultura</text:p>
              </table:table-cell>
              <table:table-cell office:value-type="float" office:value="28.68">
                <text:p text:id="Població_ocupada.C5:Població_ocupada.F5">28.68</text:p>
              </table:table-cell>
              <table:table-cell office:value-type="float" office:value="12.35">
                <text:p>12.35</text:p>
              </table:table-cell>
              <table:table-cell office:value-type="float" office:value="19.28">
                <text:p>19.28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 text:id="Població_ocupada.B6:Població_ocupada.B6">Indústria</text:p>
              </table:table-cell>
              <table:table-cell office:value-type="float" office:value="593.93">
                <text:p text:id="Població_ocupada.C6:Població_ocupada.F6">593.93</text:p>
              </table:table-cell>
              <table:table-cell office:value-type="float" office:value="71.85">
                <text:p>71.85</text:p>
              </table:table-cell>
              <table:table-cell office:value-type="float" office:value="28.35">
                <text:p>28.35</text:p>
              </table:table-cell>
              <table:table-cell office:value-type="float" office:value="68.33">
                <text:p>68.33</text:p>
              </table:table-cell>
            </table:table-row>
            <table:table-row>
              <table:table-cell office:value-type="string">
                <text:p text:id="Població_ocupada.B7:Població_ocupada.B7">Construcció</text:p>
              </table:table-cell>
              <table:table-cell office:value-type="float" office:value="272.15">
                <text:p text:id="Població_ocupada.C7:Població_ocupada.F7">272.15</text:p>
              </table:table-cell>
              <table:table-cell office:value-type="float" office:value="59.03">
                <text:p>59.03</text:p>
              </table:table-cell>
              <table:table-cell office:value-type="float" office:value="34.03">
                <text:p>34.03</text:p>
              </table:table-cell>
              <table:table-cell office:value-type="float" office:value="74.03">
                <text:p>74.03</text:p>
              </table:table-cell>
            </table:table-row>
            <table:table-row>
              <table:table-cell office:value-type="string">
                <text:p text:id="Població_ocupada.B8:Població_ocupada.B8">Serveis</text:p>
              </table:table-cell>
              <table:table-cell office:value-type="float" office:value="1699.03">
                <text:p text:id="Població_ocupada.C8:Població_ocupada.F8">1699.03</text:p>
              </table:table-cell>
              <table:table-cell office:value-type="float" office:value="208.68">
                <text:p>208.68</text:p>
              </table:table-cell>
              <table:table-cell office:value-type="float" office:value="115.63">
                <text:p>115.63</text:p>
              </table:table-cell>
              <table:table-cell office:value-type="float" office:value="208.68">
                <text:p>208.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7e0021" draw:fill-color="#7e0021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008000" draw:fill-color="#00800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gradient" draw:fill-color="#e6e6e6" draw:fill-gradient-name="Linear_20_yellow_2f_brown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389cm" svg:height="5.208cm" chart:class="chart:line" chart:style-name="ch1">
        <chart:title svg:x="5.934cm" svg:y="0.105cm" chart:style-name="ch2">
          <text:p>Despesa en formació</text:p>
        </chart:title>
        <chart:legend chart:legend-position="bottom" svg:x="4.931cm" svg:y="4.488cm" chart:style-name="ch3"/>
        <chart:plot-area chart:style-name="ch4" table:cell-range-address="Formació_treballadors.B2:Formació_treballadors.G4" chart:data-source-has-labels="both" svg:x="0.307cm" svg:y="0.632cm" svg:width="14.468cm" svg:height="3.753cm">
          <chart:axis chart:dimension="x" chart:name="primary-x" chart:style-name="ch5">
            <chart:categories table:cell-range-address="Formació_treballadors.C2:Formació_treballadors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rmació_treballadors.C3:Formació_treballadors.G3" chart:label-cell-address="Formació_treballadors.B3:Formació_treballadors.B3" chart:class="chart:line">
            <chart:data-point chart:repeated="5"/>
          </chart:series>
          <chart:series chart:style-name="ch9" chart:values-cell-range-address="Formació_treballadors.C4:Formació_treballadors.G4" chart:label-cell-address="Formació_treballadors.B4:Formació_treballadors.B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rmació_treballadors.C2:Formació_treballadors.G2">gener</text:p>
              </table:table-cell>
              <table:table-cell office:value-type="string">
                <text:p>febrer</text:p>
              </table:table-cell>
              <table:table-cell office:value-type="string">
                <text:p>març</text:p>
              </table:table-cell>
              <table:table-cell office:value-type="string">
                <text:p>abril</text:p>
              </table:table-cell>
              <table:table-cell office:value-type="string">
                <text:p>maig</text:p>
              </table:table-cell>
            </table:table-row>
          </table:table-header-rows>
          <table:table-rows>
            <table:table-row>
              <table:table-cell office:value-type="string">
                <text:p text:id="Formació_treballadors.B3:Formació_treballadors.B3">Formació interna</text:p>
              </table:table-cell>
              <table:table-cell office:value-type="float" office:value="12000">
                <text:p text:id="Formació_treballadors.C3:Formació_treballadors.G3">12000</text:p>
              </table:table-cell>
              <table:table-cell office:value-type="float" office:value="15000">
                <text:p>15000</text:p>
              </table:table-cell>
              <table:table-cell office:value-type="float" office:value="17000">
                <text:p>17000</text:p>
              </table:table-cell>
              <table:table-cell office:value-type="float" office:value="20000">
                <text:p>20000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 text:id="Formació_treballadors.B4:Formació_treballadors.B4">Formació externa</text:p>
              </table:table-cell>
              <table:table-cell office:value-type="float" office:value="23000">
                <text:p text:id="Formació_treballadors.C4:Formació_treballadors.G4">23000</text:p>
              </table:table-cell>
              <table:table-cell office:value-type="float" office:value="20000">
                <text:p>20000</text:p>
              </table:table-cell>
              <table:table-cell office:value-type="float" office:value="15000">
                <text:p>15000</text:p>
              </table:table-cell>
              <table:table-cell office:value-type="float" office:value="10000">
                <text:p>10000</text:p>
              </table:table-cell>
              <table:table-cell office:value-type="float" office:value="5000">
                <text:p>50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Linear_20_yellow_2f_brown" draw:display-name="Linear yellow/brown" draw:style="linear" draw:start-color="#ffff66" draw:end-color="#996633" draw:start-intensity="100%" draw:end-intensity="100%" draw:angle="450" draw:border="45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visible="true"/>
      <style:graphic-properties svg:stroke-color="#000000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03">
      <style:chart-properties chart:display-label="true" chart:logarithmic="false" chart:maximum="0.7" chart:reverse-direction="false" text:line-break="false" chart:visible="true"/>
      <style:graphic-properties svg:stroke-color="#000000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width="0.088cm" svg:stroke-color="#ff3366" draw:fill-color="#ff336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008080" draw:fill-color="#00808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000000" draw:fill="solid" draw:fill-color="#ffffff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767cm" svg:height="8.805cm" chart:class="chart:scatter" chart:column-mapping="1" chart:style-name="ch1">
        <chart:legend chart:legend-position="bottom" svg:x="3.811cm" svg:y="8.013cm" chart:style-name="ch2"/>
        <chart:plot-area chart:style-name="ch3" table:cell-range-address="Tarifes.B8:Tarifes.B21 Tarifes.C2:Tarifes.D2 Tarifes.C7:Tarifes.D21" chart:data-source-has-labels="row" svg:x="0.229cm" svg:y="0.176cm" svg:width="10.108cm" svg:height="7.686cm">
          <chart:axis chart:dimension="x" chart:name="primary-x" chart:style-name="ch4">
            <chart:title svg:x="5.105cm" svg:y="7.442cm" chart:style-name="ch5">
              <text:p>Minuts</text:p>
            </chart:title>
            <chart:grid chart:style-name="ch6" chart:class="major"/>
          </chart:axis>
          <chart:axis chart:dimension="y" chart:name="primary-y" chart:style-name="ch7">
            <chart:title svg:x="0.217cm" svg:y="4.157cm" chart:style-name="ch8">
              <text:p>Euros</text:p>
            </chart:title>
            <chart:grid chart:style-name="ch6" chart:class="major"/>
          </chart:axis>
          <chart:series chart:style-name="ch9" chart:values-cell-range-address="Tarifes.C7:Tarifes.C21" chart:label-cell-address="Tarifes.C2:Tarifes.C2" chart:class="chart:scatter">
            <chart:domain table:cell-range-address="Tarifes.B8:Tarifes.B21"/>
            <chart:data-point chart:repeated="15"/>
          </chart:series>
          <chart:series chart:style-name="ch10" chart:values-cell-range-address="Tarifes.D7:Tarifes.D21" chart:label-cell-address="Tarifes.D2:Tarifes.D2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Tarifes.C2:Tarifes.C2">Tarifa 1</text:p>
              </table:table-cell>
              <table:table-cell office:value-type="string">
                <text:p text:id="Tarifes.D2:Tarifes.D2">Tarifa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arifes.B8:Tarifes.B21">1</text:p>
              </table:table-cell>
              <table:table-cell office:value-type="float" office:value="0.12">
                <text:p text:id="Tarifes.C7:Tarifes.C21">0.12</text:p>
              </table:table-cell>
              <table:table-cell office:value-type="float" office:value="0.08">
                <text:p text:id="Tarifes.D7:Tarifes.D21">0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8">
                <text:p>0.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1">
                <text:p>0.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7">
                <text:p>0.2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3">
                <text:p>0.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6">
                <text:p>0.3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9">
                <text:p>0.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2">
                <text:p>0.4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45">
                <text:p>0.45</text:p>
              </table:table-cell>
              <table:table-cell office:value-type="float" office:value="0.62">
                <text:p>0.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